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fo:font-size="14pt" fo:language="uk" fo:country="UA" style:font-name-asian="Times New Roman1" style:font-size-asian="14pt" style:font-size-complex="14pt"/>
    </style:style>
    <style:style style:name="P12" style:family="paragraph" style:parent-style-name="Standard">
      <style:paragraph-properties fo:line-height="150%" fo:text-align="end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Standard">
      <style:text-properties fo:language="ru" fo:country="RU" officeooo:rsid="0028a24b" officeooo:paragraph-rsid="0028a24b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28a24b" officeooo:paragraph-rsid="0028a24b"/>
    </style:style>
    <style:style style:name="P15" style:family="paragraph" style:parent-style-name="Standard">
      <style:text-properties fo:language="ru" fo:country="RU" officeooo:rsid="001f878e" officeooo:paragraph-rsid="001f878e"/>
    </style:style>
    <style:style style:name="P16" style:family="paragraph" style:parent-style-name="Standard">
      <style:text-properties fo:language="en" fo:country="US" officeooo:rsid="001d87cf" officeooo:paragraph-rsid="001d87cf"/>
    </style:style>
    <style:style style:name="P17" style:family="paragraph" style:parent-style-name="Standard">
      <style:paragraph-properties style:line-height-at-least="0.1583in"/>
      <style:text-properties fo:color="#000000" loext:opacity="100%" style:font-name="Consolas" fo:font-size="8.39999961853027pt" fo:font-weight="normal" fo:background-color="#ffffff"/>
    </style:style>
    <style:style style:name="P18" style:family="paragraph" style:parent-style-name="Standard">
      <style:text-properties officeooo:paragraph-rsid="001d87cf"/>
    </style:style>
    <style:style style:name="P19" style:family="paragraph" style:parent-style-name="Code">
      <style:text-properties fo:language="ru" fo:country="RU" officeooo:rsid="0019de98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28a24b" officeooo:paragraph-rsid="0028a24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style:font-name-asian="Times New Roman1" style:font-size-asian="14pt" style:font-size-complex="14pt"/>
    </style:style>
    <style:style style:name="T5" style:family="text">
      <style:text-properties fo:font-size="14pt" fo:language="en" fo:country="US" officeooo:rsid="0007d584" style:font-size-asian="14pt" style:font-size-complex="14pt"/>
    </style:style>
    <style:style style:name="T6" style:family="text">
      <style:text-properties fo:font-size="14pt" fo:language="en" fo:country="US" officeooo:rsid="0032b367" style:font-size-asian="14pt" style:font-size-complex="14pt"/>
    </style:style>
    <style:style style:name="T7" style:family="text">
      <style:text-properties fo:language="ru" fo:country="RU" officeooo:rsid="001d87cf"/>
    </style:style>
    <style:style style:name="T8" style:family="text">
      <style:text-properties fo:language="en" fo:country="US"/>
    </style:style>
    <style:style style:name="T9" style:family="text">
      <style:text-properties style:font-name="Times New Roman" fo:font-size="14pt" fo:language="en" fo:country="US" officeooo:rsid="00235d5e" style:font-size-asian="14pt" style:font-size-complex="14pt"/>
    </style:style>
    <style:style style:name="T10" style:family="text">
      <style:text-properties style:font-name="Times New Roman" fo:font-size="14pt" fo:language="en" fo:country="US" officeooo:rsid="002c7378"/>
    </style:style>
    <style:style style:name="T11" style:family="text">
      <style:text-properties style:font-name="Times New Roman" fo:font-size="14pt" fo:language="ru" fo:country="RU" officeooo:rsid="00235d5e" style:font-size-asian="14pt" style:font-size-complex="14pt"/>
    </style:style>
    <style:style style:name="T12" style:family="text">
      <style:text-properties style:font-name="Times New Roman" fo:font-size="14pt" fo:language="ru" fo:country="RU" officeooo:rsid="002c7378"/>
    </style:style>
    <style:style style:name="T13" style:family="text">
      <style:text-properties officeooo:rsid="002a4700"/>
    </style:style>
    <style:style style:name="T14" style:family="text">
      <style:text-properties officeooo:rsid="002ba882"/>
    </style:style>
    <style:style style:name="T15" style:family="text">
      <style:text-properties fo:language="en" fo:country="US" officeooo:rsid="0035772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ТА НАУКИ УКРАЇНИ</text:p>
      <text:p text:style-name="P6">Одеський національний політехнічний університет</text:p>
      <text:p text:style-name="P6">Інститут Комп’ютерних Систем</text:p>
      <text:p text:style-name="P4"><text:span text:style-name="T1">Кафедра Інформаційних </text:span><text:span text:style-name="T2">Т</text:span><text:span text:style-name="T1">ехнологій</text:span></text:p>
      <text:p text:style-name="P5"/>
      <text:p text:style-name="P5"/>
      <text:p text:style-name="P5"/>
      <text:p text:style-name="P5"/>
      <text:p text:style-name="P4"><text:span text:style-name="T1">Протокол лабораторної роботи №</text:span><text:span text:style-name="T6">2</text:span></text:p>
      <text:p text:style-name="P4"><text:span text:style-name="T1">з дисципліни </text:span><text:span text:style-name="T5"><text:s/></text:span><text:span text:style-name="T9"><text:s/></text:span><text:span text:style-name="T11">Численные методы</text:span></text:p>
      <text:p text:style-name="P22"/>
      <text:p text:style-name="P5"/>
      <text:p text:style-name="P5"/>
      <text:p text:style-name="P5"/>
      <text:p text:style-name="P5"/>
      <text:p text:style-name="P5"/>
      <text:p text:style-name="P7">Виконав студент групи</text:p>
      <text:p text:style-name="P7">АД-181</text:p>
      <text:p text:style-name="P11">Батура М.Ю.</text:p>
      <text:p text:style-name="P4"><text:span text:style-name="T4"><text:s text:c="71"/></text:span><text:span text:style-name="T1">Прийняв</text:span></text:p>
      <text:p text:style-name="P12">Рудниченко Н.Д.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8">Одеса, 2020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20"><text:a xlink:type="simple" xlink:href="#__RefHeading___Toc764_1751186770" text:style-name="Index_20_Link" text:visited-style-name="Index_20_Link">Практическая часть<text:tab/>3</text:a></text:p>
          <text:p text:style-name="P20"><text:a xlink:type="simple" xlink:href="#__RefHeading___Toc770_1751186770" text:style-name="Index_20_Link" text:visited-style-name="Index_20_Link">Порядок выполнения работы:<text:tab/>3</text:a></text:p>
          <text:p text:style-name="P20"><text:a xlink:type="simple" xlink:href="#__RefHeading___Toc766_1751186770" text:style-name="Index_20_Link" text:visited-style-name="Index_20_Link">Вывод:<text:tab/>5</text:a></text:p>
        </text:index-body>
      </text:table-of-content>
      <text:p text:style-name="P9"/>
      <text:p text:style-name="P1"><text:bookmark-start text:name="__RefHeading___Toc764_1751186770"/>Практическая часть<text:bookmark-end text:name="__RefHeading___Toc764_1751186770"/></text:p>
      <text:p text:style-name="P13">Задание:</text:p>
      <text:p text:style-name="P14"><text:span text:style-name="T15">1. </text:span>Тренировочное задание.</text:p>
      <text:p text:style-name="P14"> Записать в файл numbers.txt 20 случайных трёхзначных натуральных чисел, по одному в строке.</text:p>
      <text:p text:style-name="P14"> Из чисел, содержащихся в файле numbers.txt, выделить те, произведение цифр которых кратно сумме цифр. Результаты записать в файл final.txt, по од-</text:p>
      <text:p text:style-name="P14">ному числу в строке. Если чисел с данным свойством не оказалось, записать в файл число 0.</text:p>
      <text:p text:style-name="P14"> Найти сумму чисел из файла final.txt; ответ запи- сать в конец этого же файла, сопровождая комментарием.</text:p>
      <text:p text:style-name="P14"><text:span text:style-name="T15">2.</text:span> Дан файл input.txt, содержащий некоторый текст (переносы слов не допускаются), и ключевое слово key. Определить, присутствует ли это ключевое слово в файле. Ес ли да, выделить все вхождения данного слова прописными буквами (key→KEY). Результат записать в файл output.txt.</text:p>
      <text:p text:style-name="P14"><text:span text:style-name="T15">3.</text:span> Сохранить файл данных  в формате CSV, предваритель но преобразовав его:</text:p>
      <text:p text:style-name="P14"> удалить все лишние строки, кроме строк с данными;</text:p>
      <text:p text:style-name="P14"> удалить все лишние пробелы;</text:p>
      <text:p text:style-name="P14"> разделитель-пробел заменить точкой с запятой;</text:p>
      <text:p text:style-name="P14"> десятичную точку заменить десятичной запятой.</text:p>
      <text:p text:style-name="Heading"><text:bookmark-start text:name="__RefHeading___Toc770_1751186770"/>Порядок выполнения работы:<text:bookmark-end text:name="__RefHeading___Toc770_1751186770"/></text:p>
      <text:p text:style-name="Standard">Task1:</text:p>
      <text:p text:style-name="Code">import random</text:p>
      <text:p text:style-name="Code"/>
      <text:p text:style-name="Code">numbers_file = open("numbers.txt", "w")</text:p>
      <text:p text:style-name="Code"/>
      <text:p text:style-name="Code">for i in range(0, 20):</text:p>
      <text:p text:style-name="Code"><text:s text:c="4"/>number = ""</text:p>
      <text:p text:style-name="Code"><text:s text:c="4"/>for j in range(0, 3):</text:p>
      <text:p text:style-name="Code"><text:s text:c="8"/>number += str(random.randint(0, 9))</text:p>
      <text:p text:style-name="Code"><text:soft-page-break/><text:s text:c="4"/>numbers_file.write(number+"\n")</text:p>
      <text:p text:style-name="Code"/>
      <text:p text:style-name="Code">numbers_file.close()</text:p>
      <text:p text:style-name="Code"/>
      <text:p text:style-name="Code">numbers_file = open("numbers.txt", "r")</text:p>
      <text:p text:style-name="Code">arr_of_numbers = numbers_file.readlines()</text:p>
      <text:p text:style-name="Code">numbers_file.close()</text:p>
      <text:p text:style-name="Code"/>
      <text:p text:style-name="Code">arr_of_final_nums = []</text:p>
      <text:p text:style-name="Code">for num in arr_of_numbers:</text:p>
      <text:p text:style-name="Code"><text:s text:c="4"/>sum_of_nums = int(num[0])+int(num[1])+int(num[2])</text:p>
      <text:p text:style-name="Code"><text:s text:c="4"/>mul_of_nums = int(num[0])*int(num[1])*int(num[2])</text:p>
      <text:p text:style-name="Code"><text:s text:c="4"/>if sum_of_nums == mul_of_nums:</text:p>
      <text:p text:style-name="Code"><text:s text:c="8"/>arr_of_final_nums.append(num)</text:p>
      <text:p text:style-name="Code"/>
      <text:p text:style-name="Code"># print(len(arr_of_final_nums))</text:p>
      <text:p text:style-name="Code">final_nums_file = open("final.txt", "w")</text:p>
      <text:p text:style-name="Code"/>
      <text:p text:style-name="Code">if len(arr_of_final_nums) == 0:</text:p>
      <text:p text:style-name="Code"><text:s text:c="4"/>final_nums_file.write("0\n")</text:p>
      <text:p text:style-name="Code">else:</text:p>
      <text:p text:style-name="Code"><text:s text:c="4"/>for i in final_nums_file:</text:p>
      <text:p text:style-name="Code"><text:s text:c="8"/>final_nums_file.write(str(i)+"\n")</text:p>
      <text:p text:style-name="Code"/>
      <text:p text:style-name="Code">def get_sum_of_nums(array_of_nums):</text:p>
      <text:p text:style-name="Code"><text:s text:c="4"/>sum_of_nums = 0</text:p>
      <text:p text:style-name="Code"><text:s text:c="4"/>for i in array_of_nums:</text:p>
      <text:p text:style-name="Code"><text:s text:c="8"/>sum_of_nums += int(i)</text:p>
      <text:p text:style-name="Code"><text:s text:c="4"/>return sum_of_nums</text:p>
      <text:p text:style-name="Code"/>
      <text:p text:style-name="Code">final_nums_file.write("Сумма всех чисел: "+str(get_sum_of_nums(arr_of_final_nums)))</text:p>
      <text:p text:style-name="P17"/>
      <text:p text:style-name="Standard">Task2:</text:p>
      <text:p text:style-name="Code">import re</text:p>
      <text:p text:style-name="Code"/>
      <text:p text:style-name="Code">input_file = open("input.txt", "r")</text:p>
      <text:p text:style-name="Code"/>
      <text:p text:style-name="Code">input_str = input_file.readline()</text:p>
      <text:p text:style-name="Code"/>
      <text:p text:style-name="Code">pattern = r'key'</text:p>
      <text:p text:style-name="Code"/>
      <text:p text:style-name="Code"><text:soft-page-break/>input_str = re.sub(pattern, r'KEY', input_str)</text:p>
      <text:p text:style-name="Code"/>
      <text:p text:style-name="Code">input_file.close()</text:p>
      <text:p text:style-name="Code"/>
      <text:p text:style-name="Code">input_file = open("input.txt", "w")</text:p>
      <text:p text:style-name="Code"/>
      <text:p text:style-name="Code">input_file.write(input_str)</text:p>
      <text:p text:style-name="Code"/>
      <text:p text:style-name="Code">input_file.close()</text:p>
      <text:p text:style-name="Standard">Task3:</text:p>
      <text:p text:style-name="Code">import re</text:p>
      <text:p text:style-name="Code"/>
      <text:p text:style-name="Code">pattern = r'(\d+?\ [a-z]|[a-z]+|[A-Z]|^\#)'</text:p>
      <text:p text:style-name="Code">spaces_pattern = r'\ {2,3}'</text:p>
      <text:p text:style-name="Code"/>
      <text:p text:style-name="Code">input_file = open("x19.txt", "r")</text:p>
      <text:p text:style-name="Code"/>
      <text:p text:style-name="Code">arr_of_lines = input_file.readlines()</text:p>
      <text:p text:style-name="Code"/>
      <text:p text:style-name="Code">input_file.close()</text:p>
      <text:p text:style-name="Code">arr_of_data = []</text:p>
      <text:p text:style-name="Code"/>
      <text:p text:style-name="Code">for line in arr_of_lines:</text:p>
      <text:p text:style-name="Code"><text:s text:c="4"/>if not re.match(pattern, line):</text:p>
      <text:p text:style-name="Code"><text:s text:c="8"/>arr_of_data.append(line)</text:p>
      <text:p text:style-name="Code"/>
      <text:p text:style-name="Code">for index in range(0, len(arr_of_data)):</text:p>
      <text:p text:style-name="Code"><text:s text:c="4"/>arr_of_data[index] = re.sub(spaces_pattern, ";", arr_of_data[index])</text:p>
      <text:p text:style-name="Code"><text:s text:c="4"/>arr_of_data[index] = re.sub(r'\.', ',', arr_of_data[index])</text:p>
      <text:p text:style-name="Code"/>
      <text:p text:style-name="Code">output_file = open("output.csv", "w")</text:p>
      <text:p text:style-name="Code"/>
      <text:p text:style-name="Code">for line in arr_of_data:</text:p>
      <text:p text:style-name="Code"><text:s text:c="4"/>output_file.write(line + "\n")</text:p>
      <text:p text:style-name="Code"/>
      <text:p text:style-name="Code">output_file.close()</text:p>
      <text:p text:style-name="P19"/>
      <text:p text:style-name="Heading"><text:bookmark-start text:name="__RefHeading___Toc766_1751186770"/>Вывод:<text:bookmark-end text:name="__RefHeading___Toc766_1751186770"/></text:p>
      <text:p text:style-name="P18"><text:span text:style-name="T7"><text:tab/>В ходе лабораторной работы получены </text:span><text:span text:style-name="T12">навыки работы с языком </text:span><text:span text:style-name="T10">Python.</text:span></text:p>
      <text:p text:style-name="P16"><text:soft-page-break/></text:p>
      <text:p text:style-name="P15"><text:span text:style-name="T8">GitHub: </text:span><text:a xlink:type="simple" xlink:href="https://github.com/bet9nz9/Python" text:style-name="Internet_20_link" text:visited-style-name="Visited_20_Internet_20_Link">https://github.com/bet9nz9/Python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/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text-align="center" style:justify-single-word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 style:master-page-name="">
      <style:paragraph-properties style:page-number="auto"/>
      <style:text-properties style:font-name="Consolas1" fo:font-family="Consolas" style:font-style-name="Обычный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34M41S</meta:editing-duration>
    <meta:editing-cycles>52</meta:editing-cycles>
    <dc:date>2020-10-10T16:21:17.363000000</dc:date>
    <meta:document-statistic meta:table-count="0" meta:image-count="0" meta:object-count="0" meta:page-count="6" meta:paragraph-count="92" meta:word-count="382" meta:character-count="3344" meta:non-whitespace-character-count="2880"/>
  </office:meta>
</office:document-meta>
</file>